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●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Strong_20_Emphasis"><text:span text:style-name="T1">Practice Session-11</text:span></text:span></text:h>
      <text:p text:style-name="Text_20_body"><text:span text:style-name="Strong_20_Emphasis"/></text:p>
      <text:p text:style-name="Text_20_body"><text:span text:style-name="Strong_20_Emphasis">Task 1: </text:span></text:p>
      <text:p text:style-name="Text_20_body"><text:span text:style-name="Strong_20_Emphasis"><text:tab/> https://testautomationpractice.blogspot.com/</text:span></text:p>
      <text:list xml:id="list3658805010998698047" text:style-name="L1">
        <text:list-item>
          <text:p text:style-name="P5">Open a website in a new tab or window.</text:p>
        </text:list-item>
        <text:list-item>
          <text:p text:style-name="P5">Switch between multiple windows using the window handle.</text:p>
        </text:list-item>
        <text:list-item>
          <text:p text:style-name="P5">Close the specific window and return to the parent window.</text:p>
          <text:p text:style-name="P5"/>
        </text:list-item>
      </text:list>
      <text:h text:style-name="Heading_20_4" text:outline-level="4"><text:span text:style-name="Strong_20_Emphasis"><text:span text:style-name="T2">Task 2: Take Screenshots</text:span></text:span></text:h>
      <text:list xml:id="list8860535742848406180" text:style-name="L2">
        <text:list-item>
          <text:list>
            <text:list-item>
              <text:list>
                <text:list-item>
                  <text:p text:style-name="P3">Capture a screenshot of the webpage or a specific element.</text:p>
                </text:list-item>
                <text:list-item>
                  <text:p text:style-name="P3">Capture Screenshot of webpage</text:p>
                </text:list-item>
                <text:list-item>
                  <text:p text:style-name="P4"><text:span text:style-name="T2">capture screenshot when your asseration is failed.</text:span></text:p>
                </text:list-item>
              </text:list>
            </text:list-item>
          </text:list>
        </text:list-item>
      </text:list>
      <text:p text:style-name="Text_20_body"><text:span text:style-name="Strong_20_Emphasis">Task 3</text:span>:</text:p>
      <text:p text:style-name="Text_20_body"><text:span text:style-name="Strong_20_Emphasis"><text:tab/>URL</text:span>: <text:a xlink:type="simple" xlink:href="https://www.wikipedia.org/" office:target-frame-name="_new" xlink:show="replace" text:style-name="Internet_20_link" text:visited-style-name="Visited_20_Internet_20_Link">https://www.</text:a>google.com</text:p>
      <text:list xml:id="list33695983" text:continue-list="list3658805010998698047" text:style-name="L1">
        <text:list-item>
          <text:p text:style-name="P2">Get all cookies from the current session.</text:p>
        </text:list-item>
        <text:list-item>
          <text:p text:style-name="P2">Add a new cookie.</text:p>
        </text:list-item>
        <text:list-item>
          <text:p text:style-name="P2">Delete a specific cookie.</text:p>
        </text:list-item>
        <text:list-item>
          <text:p text:style-name="P2">Delete all cookies.</text:p>
        </text:list-item>
      </text:list>
      <text:p text:style-name="Text_20_body"><text:span text:style-name="Strong_20_Emphasis">Task 4</text:span>:</text:p>
      <text:p text:style-name="Text_20_body"><text:s text:c="9"/><text:span text:style-name="Strong_20_Emphasis">URL</text:span>: <text:a xlink:type="simple" xlink:href="https://www.wikipedia.org/" office:target-frame-name="_new" xlink:show="replace" text:style-name="Internet_20_link" text:visited-style-name="Visited_20_Internet_20_Link">https://www.wikipedia.org/</text:a> </text:p>
      <text:list xml:id="list33673556" text:continue-numbering="true" text:style-name="L1">
        <text:list-item>
          <text:p text:style-name="P2">Set up Selenium to run in headless mode.</text:p>
        </text:list-item>
        <text:list-item>
          <text:p text:style-name="P2">Verify if the page title or content can be fetched without displaying the browser.</text:p>
        </text:list-item>
      </text:list>
      <text:h text:style-name="Heading_20_4" text:outline-level="4"><text:span text:style-name="Strong_20_Emphasis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1-02T17:24:46.75</meta:creation-date>
    <dc:date>2025-01-03T13:42:22.39</dc:date>
    <meta:editing-duration>PT13M7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20" meta:word-count="117" meta:character-count="708"/>
  </office:meta>
</office:document-meta>
</file>